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b78c9" officeooo:paragraph-rsid="000b78c9" style:font-weight-asian="normal" style:font-weight-complex="normal"/>
    </style:style>
    <style:style style:name="P2" style:family="paragraph" style:parent-style-name="Standard">
      <style:text-properties fo:font-weight="normal" officeooo:rsid="000dbd72" officeooo:paragraph-rsid="000dbd72" style:font-weight-asian="normal" style:font-weight-complex="normal"/>
    </style:style>
    <style:style style:name="P3" style:family="paragraph" style:parent-style-name="Standard">
      <style:text-properties fo:font-weight="bold" officeooo:rsid="000dbd72" officeooo:paragraph-rsid="000dbd72" style:font-weight-asian="bold" style:font-weight-complex="bold"/>
    </style:style>
    <style:style style:name="P4" style:family="paragraph" style:parent-style-name="Standard">
      <style:text-properties fo:font-weight="bold" officeooo:rsid="000ed29f" officeooo:paragraph-rsid="000ed29f" style:font-weight-asian="bold" style:font-weight-complex="bold"/>
    </style:style>
    <style:style style:name="P5" style:family="paragraph" style:parent-style-name="Text_20_body">
      <style:text-properties fo:font-weight="bold" officeooo:rsid="000ed29f" officeooo:paragraph-rsid="000ed29f" style:font-weight-asian="bold" style:font-weight-complex="bold"/>
    </style:style>
    <style:style style:name="P6" style:family="paragraph" style:parent-style-name="Text_20_body">
      <style:text-properties officeooo:paragraph-rsid="000f7e26"/>
    </style:style>
    <style:style style:name="P7" style:family="paragraph" style:parent-style-name="Text_20_body">
      <style:text-properties officeooo:paragraph-rsid="00104017"/>
    </style:style>
    <style:style style:name="P8" style:family="paragraph" style:parent-style-name="Heading_20_4">
      <style:text-properties officeooo:rsid="000ed29f"/>
    </style:style>
    <style:style style:name="P9" style:family="paragraph" style:parent-style-name="Standard" style:list-style-name="L1">
      <style:text-properties fo:font-weight="bold" officeooo:rsid="000ed29f" officeooo:paragraph-rsid="00118d8a" style:font-weight-asian="bold" style:font-weight-complex="bold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T1" style:family="text">
      <style:text-properties officeooo:rsid="000ed29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3f78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ed29f" style:font-style-asian="italic" style:font-style-complex="italic"/>
    </style:style>
    <style:style style:name="T6" style:family="text">
      <style:text-properties fo:font-style="italic" officeooo:rsid="000f7e26" style:font-style-asian="italic" style:font-style-complex="italic"/>
    </style:style>
    <style:style style:name="T7" style:family="text">
      <style:text-properties officeooo:rsid="000f3f78"/>
    </style:style>
    <style:style style:name="T8" style:family="text">
      <style:text-properties officeooo:rsid="000f7e26"/>
    </style:style>
    <style:style style:name="T9" style:family="text">
      <style:text-properties fo:font-weight="bold" officeooo:rsid="000f7e26" style:font-weight-asian="bold" style:font-weight-complex="bold"/>
    </style:style>
    <style:style style:name="T10" style:family="text">
      <style:text-properties officeooo:rsid="00104017"/>
    </style:style>
    <style:style style:name="T11" style:family="text">
      <style:text-properties officeooo:rsid="00118d8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4">OBJECTIVE</text:h>
      <text:p text:style-name="P1">To secure a position in data science and software development where I can apply my software development background and first-year data science knowledge while acquiring new technical skills in a professional environment.</text:p>
      <text:p text:style-name="P1"/>
      <text:h text:style-name="Heading_20_4" text:outline-level="4">KEY SKILLS</text:h>
      <text:list text:style-name="L1">
        <text:list-item>
          <text:p text:style-name="P9"><text:span text:style-name="Strong_20_Emphasis"><text:span text:style-name="T7">Programming Languages</text:span></text:span><text:span text:style-name="T3">: C#, PHP, JavaScript, SQL, Python, Bash/Shell Scripting</text:span></text:p>
        </text:list-item>
        <text:list-item>
          <text:p text:style-name="P9"><text:span text:style-name="Strong_20_Emphasis"><text:span text:style-name="T7">Web Development</text:span></text:span><text:span text:style-name="T3">: HTML, CSS, HUGO, Vue.js, Laravel, Node.js</text:span></text:p>
        </text:list-item>
        <text:list-item>
          <text:p text:style-name="P9"><text:span text:style-name="Strong_20_Emphasis"><text:span text:style-name="T7">System Administration</text:span></text:span><text:span text:style-name="T3">: Linux (Various Distributions), Git, VMware, Docker, VirtualBox</text:span></text:p>
        </text:list-item>
        <text:list-item>
          <text:p text:style-name="P9"><text:span text:style-name="Strong_20_Emphasis"><text:span text:style-name="T7">Mobile Development</text:span></text:span><text:span text:style-name="T3">: Xamarin, Android Studio</text:span></text:p>
        </text:list-item>
        <text:list-item>
          <text:p text:style-name="P9"><text:span text:style-name="Strong_20_Emphasis"><text:span text:style-name="T7">Data Science &amp; AI</text:span></text:span><text:span text:style-name="T3">: Pandas, NumPy, TensorFlow, Jupyter Notebooks, Power BI</text:span></text:p>
        </text:list-item>
        <text:list-item>
          <text:p text:style-name="P9"><text:span text:style-name="Strong_20_Emphasis"><text:span text:style-name="T7">Databases &amp; Tools</text:span></text:span><text:span text:style-name="T3">: MySQL, phpMyAdmin, SQL Server Management Studio</text:span></text:p>
        </text:list-item>
        <text:list-item>
          <text:p text:style-name="P9"><text:span text:style-name="Strong_20_Emphasis"><text:span text:style-name="T7">DevOps &amp; Cloud</text:span></text:span><text:span text:style-name="T3">: Azure DevOps, Docker</text:span></text:p>
        </text:list-item>
        <text:list-item>
          <text:p text:style-name="P9"><text:span text:style-name="Strong_20_Emphasis"><text:span text:style-name="T7">Tools</text:span></text:span><text:span text:style-name="T3">: DevOps, Visual Studio, Vim, Postman, Figma, Trello</text:span></text:p>
        </text:list-item>
      </text:list>
      <text:p text:style-name="P2"/>
      <text:h text:style-name="Heading_20_4" text:outline-level="4">PROFESSIONAL EXPERIENC<text:span text:style-name="T11">E</text:span></text:h>
      <text:p text:style-name="P5"><text:span text:style-name="Strong_20_Emphasis">X-Ingredient</text:span><text:line-break/><text:span text:style-name="Emphasis"><text:span text:style-name="T2">’s-Hertogenbosch, Netherlands</text:span></text:span><text:line-break/><text:span text:style-name="Strong_20_Emphasis">Back-End Developer Intern</text:span> | <text:span text:style-name="T2">February 2023 – June 2023</text:span></text:p>
      <text:list text:style-name="L2">
        <text:list-item>
          <text:p text:style-name="P10">Developed a Raspberry Pi-based detection system using PHP and Python, integrating sensor data to monitor environmental conditions in real time.</text:p>
        </text:list-item>
        <text:list-item>
          <text:p text:style-name="P10">Designed and implemented a firmware update system for smartTAG devices, streamlining the process to reduce update time by 30% through automation.</text:p>
        </text:list-item>
        <text:list-item>
          <text:p text:style-name="P10">Collaborated with cross-functional teams to deploy Linux-hosted back-end solutions, ensuring seamless integration with hardware components.</text:p>
        </text:list-item>
      </text:list>
      <text:p text:style-name="Text_20_body"><text:span text:style-name="Strong_20_Emphasis">Heras B.V.</text:span><text:line-break/><text:span text:style-name="T5">Oirschot</text:span><text:span text:style-name="Emphasis"><text:span text:style-name="T4">, Netherlands</text:span></text:span><text:line-break/><text:span text:style-name="Strong_20_Emphasis">Software Developer Intern</text:span> | <text:span text:style-name="T1">September</text:span> 20<text:span text:style-name="T1">21</text:span> – <text:span text:style-name="T1">February</text:span> <text:span text:style-name="T1">2022</text:span></text:p>
      <text:list text:style-name="L3">
        <text:list-item>
          <text:p text:style-name="P11">Contributed to a full-stack application for international prison systems, focusing on back-end development using MySQL and Linux for database management and hosting.</text:p>
        </text:list-item>
        <text:list-item>
          <text:p text:style-name="P11">Configured Linux servers and virtual machines to host the application, improving deployment efficiency for users in the Netherlands and the UK.</text:p>
        </text:list-item>
        <text:list-item>
          <text:p text:style-name="P11">Collaborated with two interns to deliver a scalable solution, adhering to project timelines and documenting workflows using DevOps tools.</text:p>
        </text:list-item>
      </text:list>
      <text:p text:style-name="P4"/>
      <text:h text:style-name="Heading_20_4" text:outline-level="4"><text:span text:style-name="Strong_20_Emphasis">EDUCATION</text:span></text:h>
      <text:p text:style-name="Text_20_body"><text:span text:style-name="Strong_20_Emphasis">Breda University of Applied Sciences</text:span><text:line-break/><text:span text:style-name="Emphasis">Breda, Netherlands</text:span><text:line-break/><text:span text:style-name="T9">Bachelor</text:span><text:span text:style-name="Strong_20_Emphasis"> Data Science &amp; Artificial Intelligence</text:span> | <text:span text:style-name="Emphasis">2024 – Present</text:span></text:p>
      <text:list text:style-name="L4">
        <text:list-item>
          <text:p text:style-name="P12">Currently enrolled in first year. coursework includes foundational programming, statistics, and machine learning concepts.</text:p>
        </text:list-item>
      </text:list>
      <text:p text:style-name="Text_20_body"><text:soft-page-break/><text:span text:style-name="Strong_20_Emphasis">Koning Willem I College</text:span><text:line-break/><text:span text:style-name="T4">‘</text:span><text:span text:style-name="T6">s-Hertogenbosch</text:span><text:span text:style-name="Emphasis">, Netherlands</text:span><text:line-break/><text:span text:style-name="Strong_20_Emphasis">MBO Diploma, Software Development</text:span> | <text:span text:style-name="Emphasis"><text:span text:style-name="T8">2023</text:span></text:span></text:p>
      <text:list text:style-name="L5">
        <text:list-item>
          <text:p text:style-name="P13">Developed proficiency in HTML/CSS, JavaScript, PHP, .NET/C#, and SQL.</text:p>
        </text:list-item>
        <text:list-item>
          <text:p text:style-name="P13">Applied skills in professional internships, including Linux system administration and DevOps workflows.</text:p>
        </text:list-item>
      </text:list>
      <text:p text:style-name="P6"><text:span text:style-name="Strong_20_Emphasis">Avans Hogeschool</text:span><text:line-break/><text:span text:style-name="T4">‘</text:span><text:span text:style-name="T6">s-Hertogenbosch</text:span><text:span text:style-name="Emphasis">, Netherlands</text:span><text:line-break/><text:span text:style-name="Strong_20_Emphasis">Informatica (Computer Science)</text:span> | <text:span text:style-name="Emphasis">2023 – 2024</text:span></text:p>
      <text:list text:style-name="L6">
        <text:list-item>
          <text:p text:style-name="P14">Completed coursework in programming and systems design before withdrawing.</text:p>
        </text:list-item>
      </text:list>
      <text:p text:style-name="Text_20_body"><text:span text:style-name="Strong_20_Emphasis">Kempenhorst College</text:span><text:line-break/><text:span text:style-name="T6">Oirschot</text:span><text:span text:style-name="Emphasis">, Netherlands</text:span><text:line-break/><text:span text:style-name="Strong_20_Emphasis">VMBO-T Diploma</text:span> | <text:span text:style-name="Emphasis"><text:span text:style-name="T8">2019</text:span></text:span></text:p>
      <text:list text:style-name="L7">
        <text:list-item>
          <text:p text:style-name="P15"><text:span text:style-name="T8">Completed</text:span> Anglia Examinations to <text:span text:style-name="T8">prove</text:span> English proficiency.</text:p>
        </text:list-item>
      </text:list>
      <text:p text:style-name="P3"/>
      <text:h text:style-name="Heading_20_4" text:outline-level="4"><text:span text:style-name="Strong_20_Emphasis">VOLUNTEER EXPERIENCE</text:span></text:h>
      <text:p text:style-name="P7"><text:span text:style-name="Strong_20_Emphasis">Koning Willem I College Student Council</text:span><text:line-break/><text:span text:style-name="T4">‘</text:span><text:span text:style-name="T6">s-Hertogenbosch</text:span><text:span text:style-name="Emphasis">, Netherlands</text:span><text:line-break/><text:span text:style-name="Strong_20_Emphasis">Head of Inclusivity &amp; Sustainability Commission</text:span> | <text:span text:style-name="T10">January</text:span> 20<text:span text:style-name="T10">22</text:span> – <text:span text:style-name="T10">January</text:span> 20<text:span text:style-name="T10">23</text:span></text:p>
      <text:list text:style-name="L8">
        <text:list-item>
          <text:p text:style-name="P16">Led <text:span text:style-name="T10">events</text:span> to <text:span text:style-name="T10">promote</text:span> inclusivity and environmental sustainability across campus</text:p>
        </text:list-item>
        <text:list-item>
          <text:p text:style-name="P16">Collaborated with <text:span text:style-name="T10">other student organizations like GSA</text:span>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16:18:36.960521527</meta:creation-date>
    <dc:date>2025-04-16T17:55:13.902164940</dc:date>
    <meta:editing-duration>PT1H22M23S</meta:editing-duration>
    <meta:editing-cycles>7</meta:editing-cycles>
    <meta:generator>LibreOffice/24.2.4.2$Linux_X86_64 LibreOffice_project/420$Build-2</meta:generator>
    <meta:document-statistic meta:table-count="0" meta:image-count="0" meta:object-count="0" meta:page-count="2" meta:paragraph-count="34" meta:word-count="400" meta:character-count="2942" meta:non-whitespace-character-count="2592"/>
  </office:meta>
</office:document-meta>
</file>